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Text_20_body">
      <style:text-properties fo:font-weight="normal" officeooo:rsid="025e0654" officeooo:paragraph-rsid="025e0654"/>
    </style:style>
    <style:style style:name="P5" style:family="paragraph" style:parent-style-name="Text_20_body" style:list-style-name="L1">
      <style:paragraph-properties fo:text-align="start" style:justify-single-word="false" style:writing-mode="lr-tb"/>
      <style:text-properties fo:font-size="8pt" fo:font-weight="normal" officeooo:rsid="018a738a" officeooo:paragraph-rsid="00eb6387" style:font-size-asian="8pt" style:font-weight-asian="normal" style:font-size-complex="8pt" style:font-weight-complex="normal"/>
    </style:style>
    <style:style style:name="P6" style:family="paragraph" style:parent-style-name="Heading_20_1">
      <style:text-properties officeooo:rsid="025ca439" officeooo:paragraph-rsid="025ca439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ניתוח ותיכנון</text:h>
      <text:p text:style-name="P4">[המשך יבוא, בינתיים ראו במצגות].</text:p>
      <text:p text:style-name="Heading_20_2">מקורות </text:p>
      <text:list xml:id="list6900136795813771385" text:style-name="L1">
        <text:list-header>
          <text:p text:style-name="P5"/>
        </text:list-header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15T12:51:53.687598682</dc:date>
    <meta:editing-duration>P1DT22H48M30S</meta:editing-duration>
    <meta:editing-cycles>554</meta:editing-cycles>
    <meta:document-statistic meta:table-count="0" meta:image-count="0" meta:object-count="0" meta:page-count="1" meta:paragraph-count="7" meta:word-count="19" meta:character-count="96" meta:non-whitespace-character-count="82"/>
  </office:meta>
</office:document-meta>
</file>